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rDescription.setServiceDescriptionInterfaceUrl( String serviceDescriptionInterfa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ProducerDescription( String id , String markupUrl , String sdUrl , String regUrl , String pm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rDescrip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ProducerDescrip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ProducerDescription( String id , String markupUrl , String s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setPortletManagementInterfaceUrl( String portletManagementInterfa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MarkupInterfa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ServiceDescriptionInterfa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PortletManagementInterfa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setRegistrationInterfaceUrl( String registrationInterfa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setRegistrationData( RegistrationData registratio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Producer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createRegistrationData( Configuration config , Consum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ducerDescription.fromConfiguration( Configuration config , Consumer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ducerDescription.setMarkupInterfaceUrl( String markupInterfa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RegistrationInterfa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Description.getRegist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